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24958333333333cm"/>
    </style:style>
    <style:style style:name="co2" style:family="table-column">
      <style:table-column-properties fo:break-before="auto" style:column-width="19.393958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tiemp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tudio FastApi</text:p>
          </table:table-cell>
          <table:table-cell office:value-type="string" table:style-name="ce1">
            <text:p>Estudio del funcionamiento del frameworck de FastAPI</text:p>
          </table:table-cell>
          <table:table-cell office:value-type="string" table:style-name="ce1">
            <text:p>30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ptación del proyecto</text:p>
          </table:table-cell>
          <table:table-cell office:value-type="string" table:style-name="ce1">
            <text:p>Adaptación del proyecto realizado al framework de FastAPI</text:p>
          </table:table-cell>
          <table:table-cell office:value-type="string" table:style-name="ce1">
            <text:p>1h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tudio de Mongo Atlas</text:p>
          </table:table-cell>
          <table:table-cell office:value-type="string" table:style-name="ce1">
            <text:p>Estudio del funcionamiento de Mongo Atlas</text:p>
          </table:table-cell>
          <table:table-cell office:value-type="string" table:style-name="ce1">
            <text:p>1 h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exión del proyecto a Mongo Atlas</text:p>
          </table:table-cell>
          <table:table-cell office:value-type="string" table:style-name="ce1">
            <text:p>Conexión del proyecto al cluster de Mongo Atlas para el funcionamiento del proyecto</text:p>
          </table:table-cell>
          <table:table-cell office:value-type="string" table:style-name="ce1">
            <text:p>30 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ución de errores, adaptaciones y mejoras</text:p>
          </table:table-cell>
          <table:table-cell office:value-type="string" table:style-name="ce1">
            <text:p>Solución de errores que impedían el funcionamiento del proyecto, adaptación y eliminación de metodos obsoletos, y mejora del código</text:p>
          </table:table-cell>
          <table:table-cell office:value-type="string" table:style-name="ce1">
            <text:p>4 horas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1-26T15:35:29Z</meta:creation-date>
    <dc:date>2024-11-26T17:03:51Z</dc:date>
  </office:meta>
</office:document-meta>
</file>